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79mm"/>
    </style:style>
    <style:style style:name="co4" style:family="table-column">
      <style:table-column-properties fo:break-before="auto" style:column-width="122.01mm"/>
    </style:style>
    <style:style style:name="co5" style:family="table-column">
      <style:table-column-properties fo:break-before="auto" style:column-width="28.89mm"/>
    </style:style>
    <style:style style:name="co6" style:family="table-column">
      <style:table-column-properties fo:break-before="auto" style:column-width="70.77mm"/>
    </style:style>
    <style:style style:name="co9" style:family="table-column">
      <style:table-column-properties fo:break-before="auto" style:column-width="157.53mm"/>
    </style:style>
    <style:style style:name="co10" style:family="table-column">
      <style:table-column-properties fo:break-before="auto" style:column-width="80.13mm"/>
    </style:style>
    <style:style style:name="ro8" style:family="table-row">
      <style:table-row-properties style:row-height="4.78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12.33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2.1mm" fo:break-before="auto" style:use-optimal-row-height="true"/>
    </style:style>
    <style:style style:name="ro11" style:family="table-row">
      <style:table-row-properties style:row-height="6.33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5" table:print-ranges="Foglio1.A2:Foglio1.D1048560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9" table:default-cell-style-name="ce2"/>
        <table:table-column table:style-name="co10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Default"/>
        <table:table-row table:style-name="ro3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4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92154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berto.girotti@bancobpm.it" xlink:type="simple">alberto.girotti@bancobp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TEL</text:p>
          </table:table-cell>
          <table:table-cell table:style-name="ce34" office:value-type="string" calcext:value-type="string">
            <text:p>045-5125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TEL</text:p>
          </table:table-cell>
          <table:table-cell table:style-name="ce34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FAX</text:p>
          </table:table-cell>
          <table:table-cell table:style-name="ce34" office:value-type="string" calcext:value-type="string">
            <text:p>045-20302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GESTORE PRIVATI : LARA STORARI (TREVENZUOLO)</text:p>
          </table:table-cell>
          <table:table-cell table:style-name="ce1" office:value-type="string" calcext:value-type="string">
            <text:p>TEL</text:p>
          </table:table-cell>
          <table:table-cell table:style-name="ce34" office:value-type="string" calcext:value-type="string">
            <text:p><text:a xlink:href="mailto:lara.storari@bancobpm.it" xlink:type="simple">lara.storari@bancobp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ok verificato novembre 2017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cellulare cassiere Manuel per urgenze!!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2828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office:value-type="string" calcext:value-type="string">
            <text:p>BANCA VERONESE</text:p>
          </table:table-cell>
          <table:table-cell office:value-type="string" calcext:value-type="string">
            <text:p>GIANLUCA MORATO (GESTORE IMPRESE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32833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3251134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3719012 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gricolabenazzi.it" xlink:type="simple">info@agricolabenazz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FABRIZIO BON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69819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SIMONE STACCHIO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 michela dopo ore 09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STRANIERO AMICONE ROMPIB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30368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 ultimo aprile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0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LUIGI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36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 (VECCHIO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9497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3131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office:value-type="string" calcext:value-type="string">
            <text:p>VERZE, ZUCCHE, CAPPUCCI, GENTILE, LATTUG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8601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1-09380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82209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ristina.cadura@crveneto.it" xlink:type="simple">cristina.cadura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MARZO 2019 – KETTI MELL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43021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MARZO 2019 – KETTI MELLO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ketti.melloni@itesasanpaolo.com" xlink:type="simple">ketti.melloni@i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2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office:value-type="string" calcext:value-type="string">
            <text:p>geofu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5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<text:s/>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LORIA (IMPIEGATA PER IMBALLA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6338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hiaravalleangelo@libero.it" xlink:type="simple">chiaravalleangelo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ARAVALLE ANGELO (AGENZIA TRASPORTI)</text:p>
          </table:table-cell>
          <table:table-cell table:style-name="ce1" office:value-type="string" calcext:value-type="string">
            <text:p>GAROFALO TRASPOR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29262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VE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PROVVISORIO NOVEMBRE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9598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SOCIO ANTONIO (MERCE FIUMICI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31637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LLA LUIGI (AUTISTA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2-32440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ROPAC SRL (HA ACQUISITO CIT: CENTRO IMBALLAGGIO TECNIC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ROPAC SRL (HA ACQUISITO CIT: CENTRO IMBALLAGGIO TECNIC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ilialenordest@propac.it" xlink:type="simple">filialenordest@propac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6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RISTOFOLI TOMAS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ilaria@studioformigari.it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<text:s/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RATT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RCO (FIGLIO TITOLARE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PER CASSE IFCO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VERONICA PER SCART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397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1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754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ACCA (PER TRATTORE)=&gt; VEDI SOFFIATI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ACCAROLI SIM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7497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ACCAROLI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2470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ATTI POSTEGGI VERON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8259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5268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NELLO GABRIELE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ufficio.isola@studiogaio.com" xlink:type="simple">ufficio.isola@studioga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30470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48-0128840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9-8538401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9-8538441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4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363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ESTRI ORTOFRUTTA (POSTEGGIO PARM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4082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OZZI MAURIZIO</text:p>
          </table:table-cell>
          <table:table-cell table:style-name="ce1" office:value-type="string" calcext:value-type="string">
            <text:p>PER LAVORI PIAZZ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20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 (MELONI GIMM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(ULTIM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77-29148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qui risponde (dicembre 2017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24265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7136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ANDREA RIGO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(ORTOPORRINI)</text:p>
          </table:table-cell>
          <table:table-cell table:style-name="ce1" office:value-type="string" calcext:value-type="string">
            <text:p>DENIS (hanno gentile tutto l’anno tranne gennaio e febb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7886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RRINI (ORTOPOR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PORRINI (ORTOPORRIN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porrini75@gmail.com" xlink:type="simple">porrini75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99336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87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: IMPIEGATA GIA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 office:value-type="string" calcext:value-type="string">
            <text:p>FIGLIO 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1467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FIGLIO FILIPPO PER PAGAMENT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1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 ** <text:s/>VINCENZO (QUELLO DU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5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DAVIDE GROSSI (DIRETT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5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 (MERCOLEDI/GIOVEDI’) 08.30 &gt; 12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CONTROLLO FATTURE (PER DIFFERENZE SU PAGAMEN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/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TERRAMORE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ARMO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0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1-49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O CHIOGGIA. MARCO</text:p>
          </table:table-cell>
          <table:table-cell table:style-name="ce1" office:value-type="string" calcext:value-type="string">
            <text:p>CELL</text:p>
          </table:table-cell>
          <table:table-cell table:style-name="ce17" office:value-type="string" calcext:value-type="string">
            <text:p>347-5919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1228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4-6957967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anluca.goltara@unicredit.eu" xlink:type="simple">gianluca.goltara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ELENA (SEGUE LE IMPRESE)</text:p>
          </table:table-cell>
          <table:table-cell table:style-name="ce1"/>
          <table:table-cell table:style-name="ce40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 (2018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TECNICO CICCIONE (ZUMERLE CLAUDIO) </text:p>
            <text:p>CHIAMARE LUI NON IN UFFIC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558469</text:p>
          </table:table-cell>
          <table:table-cell table:style-name="ce1" table:number-columns-repeated="249"/>
          <table:table-cell table:number-columns-repeated="771"/>
        </table:table-row>
        <table:table-row table:style-name="ro11">
          <table:table-cell table:style-name="ce1" office:value-type="string" calcext:value-type="string">
            <text:p>VARA SNC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arasnc.com" xlink:type="simple">info@varasnc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OGLIE 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334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PER BANCALI RESI MART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0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97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1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2566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9498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946207</text:p>
          </table:table-cell>
          <table:table-cell table:style-name="ce1" table:number-columns-repeated="249"/>
          <table:table-cell table:number-columns-repeated="771"/>
        </table:table-row>
        <table:table-row table:style-name="ro11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18577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18576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9464536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859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8024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94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UG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8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166290</text:p>
          </table:table-cell>
          <table:table-cell table:style-name="ce1" table:number-columns-repeated="249"/>
          <table:table-cell table:number-columns-repeated="771"/>
        </table:table-row>
        <table:table-row table:style-name="ro11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ristagno@icloud.com" xlink:type="simple">m.ristagno@icloud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EMEA (CEN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49-2331397</text:p>
          </table:table-cell>
          <table:table-cell table:style-name="ce1" table:number-columns-repeated="249"/>
          <table:table-cell table:number-columns-repeated="771"/>
        </table:table-row>
        <table:table-row table:style-name="ro11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bellini@profima.it" xlink:type="simple">m.bellini@profim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ELLA LEASING</text:p>
          </table:table-cell>
          <table:table-cell table:style-name="ce1" office:value-type="string" calcext:value-type="string">
            <text:p>AGENTE: MANCUSO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621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NGH TARNJEET</text:p>
          </table:table-cell>
          <table:table-cell table:style-name="ce1" office:value-type="string" calcext:value-type="string">
            <text:p>PORTATO UN PO’ DI CAPPUCCI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617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2 40 20 29 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32 40 20 27 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6 71 65 18 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32 40 20 49 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co@avelwest.fr" xlink:type="simple">marco@avelwest.fr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LWEST (COMPRATO RADICCHIO TRAMITE TERAZZAN ESTATE 2017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Www.avelwest.fr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VENDITORE 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ri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563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4107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uovaiamsrl@legalmail.it" xlink:type="simple">nuovaiam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ilano@iamfunghi.com" xlink:type="simple">milano@iamfungh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CONTABILI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iamfunghi.com" xlink:type="simple">commerciale@iamfungh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STWEB</text:p>
          </table:table-cell>
          <table:table-cell table:style-name="ce1" office:value-type="string" calcext:value-type="string">
            <text:p>SERVIZIO CLI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1921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71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BERTOLANI ELISA (COLLEGA POMA GIGLIOLA)</text:p>
          </table:table-cell>
          <table:table-cell table:style-name="ce1" office:value-type="string" calcext:value-type="string">
            <text:p>MAIL</text:p>
          </table:table-cell>
          <table:table-cell table:style-name="ce41" office:value-type="string" calcext:value-type="string">
            <text:p><text:a xlink:href="https://mail.libero.it/appsuite/#" xlink:type="simple">elisa.bertolani@intesasanpaolo.com</text:a> 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TEL</text:p>
          </table:table-cell>
          <table:table-cell table:style-name="ce40" office:value-type="string" calcext:value-type="string">
            <text:p>045-8271732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CELL</text:p>
          </table:table-cell>
          <table:table-cell table:style-name="ce40" office:value-type="string" calcext:value-type="string">
            <text:p>334-6006167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FAX</text:p>
          </table:table-cell>
          <table:table-cell table:style-name="ce40" office:value-type="string" calcext:value-type="string">
            <text:p>011-0934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MAIL</text:p>
          </table:table-cell>
          <table:table-cell table:style-name="ce41" office:value-type="string" calcext:value-type="string">
            <text:p><text:a xlink:href="mailto:elena.fabiani1@intesasanpaolo.com" xlink:type="simple">elena.fabiani1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OSTINO PALLET USATI VERONA</text:p>
          </table:table-cell>
          <table:table-cell table:style-name="ce1" office:value-type="string" calcext:value-type="string">
            <text:p>PREZZO 1,80 / 2,00 CHIAMATO LUI FEBBARIO 2018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661</text:p>
          </table:table-cell>
          <table:table-cell table:style-name="ce1" office:value-type="string" calcext:value-type="string">
            <text:p>porro da fine luglio inizio agosto fino a fine aprile circ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35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92417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.ziviani@libero.it" xlink:type="simple">f.zivian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societaagricolaziviani@pec.coldiretti.it" xlink:type="simple">societaagricolaziviani@pec.coldir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O SPA (PER COMPRESSORI)</text:p>
          </table:table-cell>
          <table:table-cell table:style-name="ce1" office:value-type="string" calcext:value-type="string">
            <text:p>MANUTENZIONI COMPRESSORI</text:p>
          </table:table-cell>
          <table:table-cell table:style-name="ce1"/>
          <table:table-cell table:style-name="ce11" office:value-type="string" calcext:value-type="string">
            <text:p>045-67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JESSICA PER INSTALLAZ (INTERNO 2 INTERNO 2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7884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PRENOTARE SIA PESO/PREZZATRICE+MACCHINA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MERCOLEDI GIOVEDI’ chiamare dopo le 9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SALUS NOGARA</text:p>
          </table:table-cell>
          <table:table-cell table:style-name="ce1" office:value-type="string" calcext:value-type="string">
            <text:p>PER CHECK UP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02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ZEVI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io.troiani@rossettogroup.it" xlink:type="simple">antonio.troiani@rossetto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5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UMICINO – EUGENIO (O FORSE DIE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24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VENDITORE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94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OBBI BATTISTA (PROPRIETARIO) MARITO GOBBI LUCIA</text:p>
          </table:table-cell>
          <table:table-cell table:style-name="ce1" office:value-type="string" calcext:value-type="string">
            <text:p>CONFINANTE TERRA NOGARA STAT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26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AMICO (POSTEGGIO TORINO)</text:p>
          </table:table-cell>
          <table:table-cell table:style-name="ce1" office:value-type="string" calcext:value-type="string">
            <text:p>VENDITORE ALF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053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OSETTO RENATO</text:p>
          </table:table-cell>
          <table:table-cell table:style-name="ce1" office:value-type="string" calcext:value-type="string">
            <text:p>PER FERRO VECCHIO (SEMBRA UN DROGAT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218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PICCOLETTO CON CAPELLI LUNG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1140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7009270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andro.berti@corporatespecialist.it" xlink:type="simple">alessandro.berti@corporatespecialis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5460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1776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DF MARCO BORR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7616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CLAUDIO GRAZ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93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SYMPLY (PER CAMBIO COMPAGNIA TELEFONICA)</text:p>
          </table:table-cell>
          <table:table-cell table:style-name="ce5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561154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genziasymply.com" xlink:type="simple">info@agenziasymply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P IL MELOGRANO</text:p>
          </table:table-cell>
          <table:table-cell table:style-name="ce1" office:value-type="string" calcext:value-type="string">
            <text:p>DANIELE PER PAGAM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55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770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C.AGR.GATTI S.S <text:s/>DI GATTI M.D.L. (MANTOVA)</text:p>
          </table:table-cell>
          <table:table-cell table:style-name="ce1" office:value-type="string" calcext:value-type="string">
            <text:p>RESP.COMMERCIALE: GATTI LO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918866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atti.indivie@alice.it" xlink:type="simple">gatti.indivie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gattindivie@pec.coldiretti.it" xlink:type="simple">gattindivie@pec.coldir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F <text:s/>/ PATRONATO ISOLA DELLA SCALA</text:p>
          </table:table-cell>
          <table:table-cell table:style-name="ce1" office:value-type="string" calcext:value-type="string">
            <text:p>GIOVANNA (PER QUOTA 100 GIORGI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5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TTURAZZIONE: CASSAND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GESTORE IMPRESE: CARMELA VILL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052964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GESTORE IMPRESE: CARMELA VILL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<text:a xlink:href="mailto:carmela.villano@unicredit.eu" xlink:type="simple">carmela.villan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3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328268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BANCA VERONESE</text:p>
          </table:table-cell>
          <table:table-cell table:style-name="ce1" office:value-type="string" calcext:value-type="string">
            <text:p>GESTORE IMPRESE: MARCO BIAS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biasia@bancaveronese.it" xlink:type="simple">mbiasia@bancaverones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IR SERVICE (FOTO AEREE E PANORAMICHE)</text:p>
          </table:table-cell>
          <table:table-cell table:style-name="ce1" office:value-type="string" calcext:value-type="string">
            <text:p>AGENTE: SILVESTRIN D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82569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75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97565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AIR SERVICE (FOTO AEREE E PANORAMICH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ir-service.net" xlink:type="simple">info@air-service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ABBASCIA’</text:p>
          </table:table-cell>
          <table:table-cell table:style-name="ce1" office:value-type="string" calcext:value-type="string">
            <text:p>PER PAGAME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@abbascia.it" xlink:type="simple">francesco@abbasc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AFFILATU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8966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PER PORRINI (AUTOTRASPORTI BEB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PER PORRINI (AUTOTRASPORTI BEB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9073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TTRAUTO ISOLA (DATO NUMERO GIAM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9611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Z.AGR.ROSARIO “GABRIELE”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3212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LUMINOSA (PER INSEGNA)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135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91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9159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LA LUMINOSA (PER INSEG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minosapubblicita@libero.it" xlink:type="simple">luminosapubblicit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 RUDY</text:p>
          </table:table-cell>
          <table:table-cell table:style-name="ce1" office:value-type="string" calcext:value-type="string">
            <text:p>OMBR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409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MATT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92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CULAN FRAN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3772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3195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3195298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TRIVELLATO AUTO SRL (OFFICINA TOYOTA MACCHINA GIORGI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fficina.veron@trivellato.it" xlink:type="simple">officina.veron@trivella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ER PEDANE ROTTE GIANLUCA NOGA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42223</text:p>
          </table:table-cell>
          <table:table-cell table:style-name="ce1" table:number-columns-repeated="249"/>
          <table:table-cell table:number-columns-repeated="771"/>
        </table:table-row>
        <table:table-row table:style-name="ro3" table:number-rows-repeated="29965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 table:number-rows-repeated="1016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8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8">
          <table:table-cell table:number-columns-repeated="256"/>
        </table:table-row>
      </table:table>
      <table:table table:name="BBASCI" table:style-name="ta4">
        <table:table-column table:style-name="co7" table:default-cell-style-name="Default"/>
        <table:table-row table:style-name="ro9">
          <table:table-cell/>
        </table:table-row>
      </table:table>
      <table:named-expressions>
        <table:named-range table:name="Excel_BuiltIn_Print_Area_1" table:base-cell-address="$Foglio1.$A$1" table:cell-range-address="$Foglio1.$A$3:.$D$1173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9:44:42.84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creation-date>2006-08-22T11:19:42</meta:creation-date>
    <dc:date>2019-06-25T10:49:15.703000000</dc:date>
    <meta:editing-cycles>481</meta:editing-cycles>
    <meta:editing-duration>P9DT10H13M54S</meta:editing-duration>
    <meta:document-statistic meta:table-count="4" meta:cell-count="7749" meta:object-count="0"/>
    <meta:user-defined meta:name="Info 1"/>
    <meta:user-defined meta:name="Info 2"/>
    <meta:user-defined meta:name="Info 3"/>
    <meta:user-defined meta:name="Info 4"/>
  </office:meta>
</office:document-meta>
</file>